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0pt" fo:font-weight="350" style:font-size-asian="18pt" style:font-size-complex="18pt"/>
    </style:style>
    <style:style style:name="T1" style:family="text">
      <style:text-properties style:font-name="Fira Sans Book1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cm" svg:y1="2.407cm" svg:x2="1.308cm" svg:y2="1.116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671cm" svg:y1="2.471cm" svg:x2="1.147cm" svg:y2="2.471cm">
            <text:p/>
          </draw:line>
          <draw:frame draw:style-name="gr4" draw:text-style-name="P3" draw:layer="layout" svg:width="1.624cm" svg:height="0.674cm" svg:x="0.689cm" svg:y="1.832cm">
            <draw:text-box>
              <text:p><text:span text:style-name="T1">45 deg</text:span></text:p>
            </draw:text-box>
          </draw:frame>
          <draw:frame draw:style-name="gr4" draw:text-style-name="P3" draw:layer="layout" svg:width="1.624cm" svg:height="0.674cm" svg:x="1.9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0.089cm" svg:y="0.532cm">
            <draw:text-box>
              <text:p><text:span text:style-name="T1">Normal For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0T13:51:29.337562070</dc:date>
    <meta:editing-duration>PT4M21S</meta:editing-duration>
    <meta:editing-cycles>3</meta:editing-cycles>
    <meta:generator>LibreOffice/5.1.6.2$Linux_X86_64 LibreOffice_project/10m0$Build-2</meta:generator>
    <meta:document-statistic meta:object-count="8"/>
  </office:meta>
</office:document-meta>
</file>